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ag.addParam( 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ag.setJavaScriptEscape( boolean javaScript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ag.replaceUriTemplateParams( String uri , List &lt; Param &gt; params , Set &lt; String &gt; usedPara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rlTag.createQueryString( List &lt; Param &gt; params , Set &lt; String &gt; usedParams , boolean includeQueryStringDelimi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rlTag.setValu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Tag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ag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ag.setContext( String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ag.doStartTag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Tag.doEndTa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rlTag.createUrl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